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master-page-name="HTML">
      <style:paragraph-properties fo:margin-top="0in" fo:margin-bottom="0.1965in"/>
    </style:style>
    <style:style style:name="P2" style:family="paragraph" style:parent-style-name="Text_20_body" style:list-style-name="L1"/>
    <style:style style:name="P3" style:family="paragraph" style:parent-style-name="Text_20_body" style:list-style-name="L1">
      <style:paragraph-properties fo:margin-top="0in" fo:margin-bottom="0.1965in"/>
    </style:style>
    <style:style style:name="P4" style:family="paragraph" style:parent-style-name="Text_20_body">
      <style:paragraph-properties fo:margin-top="0in" fo:margin-bottom="0.1965in"/>
    </style:style>
    <style:style style:name="P5" style:family="paragraph" style:parent-style-name="Text_20_body" style:list-style-name="L2"/>
    <style:style style:name="P6" style:family="paragraph" style:parent-style-name="Text_20_body" style:list-style-name="L2">
      <style:paragraph-properties fo:margin-top="0in" fo:margin-bottom="0.1965in"/>
    </style:style>
    <style:style style:name="P7" style:family="paragraph" style:parent-style-name="Quotations" style:list-style-name="L2"/>
    <style:style style:name="T1" style:family="text">
      <style:text-properties fo:font-size="18pt" fo:font-weight="bold"/>
    </style:style>
    <style:style style:name="T2" style:family="text">
      <style:text-properties fo:font-weight="bold"/>
    </style:style>
    <style:style style:name="T3" style:family="text">
      <style:text-properties fo:font-style="italic"/>
    </style:style>
    <style:style style:name="T4" style:family="text">
      <style:text-properties fo:color="#ff000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B2 for EJBCA under Linux</text:span><text:line-break/><text:line-break/>The purpose of this paper is a description of the installation of DB2 and its preparation to work with EJBCA. Besides the installation is graphic only so be sure to have some X11 or X11 libraries installed in your server. We work here with <text:span text:style-name="T2">DB2 Express C 9.1.2.</text:span><text:line-break/>For the most part the DB2 installation is automatic so don't worry it's going to be quick.</text:p>
      <text:h text:style-name="Heading_20_1" text:outline-level="1">1. DB2 installation </text:h>
      <text:list text:style-name="L1">
        <text:list-item>
          <text:p text:style-name="P2">Download DB2 Express C 9.1.2 Linux on IBM website : <text:bookmark text:name="ncmo"/><text:a xlink:type="simple" xlink:href="http://www-306.ibm.com/software/data/db2/express/download.htm">http://www-306.ibm.com/software/data/db2/express/download.htm</text:a> ;<text:line-break/>Warning : A free IBM profile is required.</text:p>
        </text:list-item>
        <text:list-item>
          <text:p text:style-name="P2">Unpack the tarball ;</text:p>
        </text:list-item>
        <text:list-item>
          <text:p text:style-name="P2">Launch as root <text:span text:style-name="T3">exp/disk1/db2setup</text:span>. Your web browser will be launched ;</text:p>
        </text:list-item>
        <text:list-item>
          <text:p text:style-name="P2">Now just follow the instructions ;</text:p>
        </text:list-item>
        <text:list-item>
          <text:p text:style-name="P3">You have now a DB2 with adminstration system installed. </text:p>
        </text:list-item>
      </text:list>
      <text:p text:style-name="P4"/>
      <text:h text:style-name="Heading_20_1" text:outline-level="1">2. DB2 configuration for EJBCA</text:h>
      <text:p text:style-name="P4">As DB2 do not manage users, DB2 users have to be local's or ldap's. So first of all we have to create a DB2 called EJBCA.</text:p>
      <text:list text:style-name="L2">
        <text:list-item>
          <text:p text:style-name="P5">Open a console as root ; </text:p>
        </text:list-item>
        <text:list-item>
          <text:p text:style-name="P5">Launch <text:span text:style-name="T3">adduser ejbca</text:span> and follow the instructions ; </text:p>
        </text:list-item>
        <text:list-item>
          <text:p text:style-name="P5">Login as <text:span text:style-name="T3">db2inst1</text:span> ( <text:span text:style-name="T3">"su - db2inst1" )</text:span>; </text:p>
        </text:list-item>
        <text:list-item>
          <text:p text:style-name="P5">Type <text:span text:style-name="T3">db2cc</text:span>, it will launch the administration control center of DB2 ;<text:line-break/>You can see all of your DB2 server here and first of all the local one.</text:p>
        </text:list-item>
        <text:list-item>
          <text:p text:style-name="P6">Choose your DB2 server and your instance <text:span text:style-name="T3">db2inst1</text:span> and the Databases directory (<text:bookmark text:name="biy6"/><text:a xlink:type="simple" xlink:href="http://img231.imageshack.us/img231/8499/snapshot1yt1.png">screenshot1</text:a>);</text:p>
        </text:list-item>
        <text:list-item>
          <text:p text:style-name="P5">Click on <text:span text:style-name="T3">Create New Database</text:span> ; </text:p>
        </text:list-item>
        <text:list-item>
          <text:p text:style-name="P5">Type <text:span text:style-name="T3">EJBCA</text:span> in "Database name" (<text:bookmark text:name="a_h:"/><text:a xlink:type="simple" xlink:href="http://img231.imageshack.us/img231/9127/snapshot2jz9.png">screenshot2</text:a>), then "Next", "Next", "Next", "Next", "Next" and "Finish" ; </text:p>
        </text:list-item>
        <text:list-item>
          <text:p text:style-name="P5">The database will be created, just wait ; </text:p>
        </text:list-item>
        <text:list-item>
          <text:p text:style-name="P5">Now choose <text:span text:style-name="T3">EJBCA</text:span> in "Databases" and after <text:span text:style-name="T3">Schemas </text:span>and click on <text:span text:style-name="T3">Create New Schema</text:span> (<text:bookmark text:name="t3ej"/><text:a xlink:type="simple" xlink:href="http://img231.imageshack.us/img231/8136/snapshot3up8.png">screenshot3</text:a>); </text:p>
        </text:list-item>
        <text:list-item>
          <text:p text:style-name="P5">Type <text:span text:style-name="T3">EJBCA</text:span> in "Schema name" and choose <text:span text:style-name="T3">EJBCA </text:span>to "Authorization name", then click on "OK" (<text:bookmark text:name="i.g1"/><text:a xlink:type="simple" xlink:href="http://img231.imageshack.us/img231/9907/snapshot4sh9.png">screenshot4</text:a>); </text:p>
        </text:list-item>
        <text:list-item>
          <text:p text:style-name="P6">Now we have to create a table space to EJBCA, the better way is to create it with the command editor (cf. EJBCA with DB2 installation).<text:line-break/>Select Tools-&gt;Command Editor and execute one by one the following commands (<text:bookmark text:name="xzy-"/><text:a xlink:type="simple" xlink:href="http://img231.imageshack.us/img231/6575/snapshot5wh0.png">screenshot5</text:a>,<text:bookmark text:name="x.8_"/><text:a xlink:type="simple" xlink:href="http://img231.imageshack.us/img231/8648/snapshot6be6.png">screenshot6</text:a>) :</text:p>
          <text:p text:style-name="P7">CREATE BUFFERPOOL "BP16K" SIZE 2500 <text:span text:style-name="T4">PAGESIZE 16384</text:span> NOT EXTENDED STORAGE;<text:line-break/><text:line-break/>CONNECT RESET;<text:line-break/><text:line-break/>CONNECT TO EJBCA;<text:line-break/><text:line-break/>CREATE REGULAR TABLESPACE EJBCADB_DATA_01 IN DATABASE PARTITION<text:line-break/>GROUP IBMDEFAULTGROUP <text:span text:style-name="T4">PAGESIZE 16384</text:span> MANAGED BY DATABASE USING<text:line-break/>(FILE '/home/db2inst1/db2inst1/EJBCA/ejbcadb_data_01.dbf'512000) EXTENTSIZE 32<text:line-break/>PREFETCHSIZE 32 BUFFERPOOL BP16K OVERHEAD 7.500000<text:line-break/>TRANSFERRATE 0.060000 FILE SYSTEM CACHING DROPPED TABLE RECOVERY ON;</text:p>
        </text:list-item>
        <text:list-item>
          <text:p text:style-name="P5">Warning : '512000' is not the size of the table space, 512000*16384 equal 7.9 Go is. So be careful when you create your table space and maybe change this 512000 to a more accurate number. Don't worry you can change it if you need more space for your database.<text:line-break/>To do that, just select the table space "EJBCA_DATA_01", click on "Alter Tablespace", then click on "Containers", then select the only container and click on "Change..." and now change the value of the container size (<text:bookmark text:name="t-vq"/><text:a xlink:type="simple" xlink:href="http://img230.imageshack.us/img230/8379/snapshot7ve3.png">screenshot7</text:a>). </text:p>
        </text:list-item>
        <text:list-item>
          <text:p text:style-name="P6">So you have create the database for EJBCA, now you have to install EJBC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text-properties style:font-name="Verdana" fo:font-size="10pt" style:font-name-asian="Verdana" style:font-size-asian="10pt" style:font-name-complex="Verdana" style:font-size-complex="10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Verdana" fo:font-size="16pt" fo:font-weight="bold" style:font-name-asian="Verdana" style:font-size-asian="16pt" style:font-weight-asian="bold" style:font-name-complex="Verdana" style:font-size-complex="16pt" style:font-weight-complex="bold"/>
    </style:style>
    <style:style style:name="Heading_20_2" style:display-name="Heading 2" style:family="paragraph" style:parent-style-name="Heading" style:next-style-name="Text_20_body" style:class="text" style:default-outline-level="2">
      <style:text-properties style:font-name="Verdana"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 fo:font-size="13pt" fo:font-weight="bold" style:font-name-asian="Verdana" style:font-size-asian="13pt" style:font-weight-asian="bold" style:font-name-complex="Verdana" style:font-size-complex="13pt" style:font-weight-complex="bold"/>
    </style:style>
    <style:style style:name="Heading_20_4" style:display-name="Heading 4" style:family="paragraph" style:parent-style-name="Heading" style:next-style-name="Text_20_body" style:class="text" style:default-outline-level="4">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Verdana" fo:font-size="11pt" fo:font-weight="bold" style:font-name-asian="Verdana" style:font-size-asian="11pt" style:font-weight-asian="bold" style:font-name-complex="Verdana" style:font-size-complex="11pt" style:font-weight-complex="bold"/>
    </style:style>
    <style:style style:name="Heading_20_6" style:display-name="Heading 6" style:family="paragraph" style:parent-style-name="Heading" style:next-style-name="Text_20_body" style:class="text" style:default-outline-level="6">
      <style:text-properties style:font-name="Verdana" fo:font-size="10pt" fo:font-weight="bold" style:font-name-asian="Verdana" style:font-size-asian="10pt" style:font-weight-asian="bold" style:font-name-complex="Verdan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text-properties style:font-name="Verdana" fo:font-size="10pt" style:font-name-asian="Verdana" style:font-size-asian="10pt" style:font-name-complex="Verdana" style:font-size-complex="10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style:font-name="Verdana" fo:font-size="10pt" fo:font-style="italic" style:font-name-asian="Verdana" style:font-size-asian="10pt" style:font-name-complex="Verdana" style:font-size-complex="10pt"/>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7-10-25T05:30:08</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2" meta:paragraph-count="23" meta:word-count="472" meta:character-count="2848"/>
  </office:meta>
</office:document-meta>
</file>